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1c97cd"/>
    </style:style>
    <style:style style:name="gr2" style:family="graphic" style:parent-style-name="standard">
      <style:graphic-properties draw:stroke="none" svg:stroke-width="0cm" draw:fill-color="#add6e7"/>
    </style:style>
    <style:style style:name="gr3" style:family="graphic" style:parent-style-name="standard">
      <style:graphic-properties draw:stroke="none" svg:stroke-width="0cm" draw:fill-color="#3cafe4"/>
    </style:style>
    <style:style style:name="gr4" style:family="graphic" style:parent-style-name="standard">
      <style:graphic-properties draw:stroke="none" svg:stroke-width="0cm" draw:fill-color="#076086"/>
    </style:style>
    <style:style style:name="gr5" style:family="graphic" style:parent-style-name="standard">
      <style:graphic-properties draw:stroke="none" svg:stroke-width="0cm" draw:fill-color="#1f1a17"/>
    </style:style>
    <style:style style:name="gr6" style:family="graphic" style:parent-style-name="standard">
      <style:graphic-properties draw:stroke="none" svg:stroke-width="0cm" draw:fill-color="#ffffff"/>
    </style:style>
  </office:automatic-styles>
  <office:body>
    <office:drawing>
      <draw:page draw:name="page1" draw:style-name="dp1" draw:master-page-name="Default">
        <draw:g>
          <draw:glue-point draw:id="4" svg:x="-3.898cm" svg:y="-5cm"/>
          <draw:glue-point draw:id="5" svg:x="5cm" svg:y="-5cm"/>
          <draw:glue-point draw:id="6" svg:x="0.552cm" svg:y="-5cm"/>
          <draw:glue-point draw:id="7" svg:x="-5cm" svg:y="5cm"/>
          <draw:glue-point draw:id="8" svg:x="3.922cm" svg:y="5cm"/>
          <draw:glue-point draw:id="9" svg:x="-0.539cm" svg:y="5cm"/>
          <draw:glue-point draw:id="10" svg:x="-5cm" svg:y="-3.902cm"/>
          <draw:glue-point draw:id="11" svg:x="-5cm" svg:y="0.548cm"/>
          <draw:glue-point draw:id="12" svg:x="5cm" svg:y="3.9cm"/>
          <draw:glue-point draw:id="13" svg:x="5cm" svg:y="-0.551cm"/>
          <draw:glue-point draw:id="14" svg:x="0.004cm" svg:y="0cm"/>
          <draw:polygon draw:style-name="gr1" draw:layer="layout" svg:width="1.791cm" svg:height="1.753cm" svg:x="0.013cm" svg:y="0.233cm" svg:viewBox="0 0 1792 1754" draw:points="0,0 0,1754 1792,1754 1792,0">
            <text:p/>
          </draw:polygon>
          <draw:polygon draw:style-name="gr2" draw:layer="layout" svg:width="0.027cm" svg:height="1.767cm" svg:x="0cm" svg:y="0.233cm" svg:viewBox="0 0 28 1768" draw:points="13,1768 28,1754 28,0 0,0 0,1754 13,1768 0,1754 0,1755 0,1757 0,1758 0,1760 1,1761 2,1762 3,1763 4,1764 5,1765 6,1765 7,1766 8,1767 9,1767 11,1767 12,1767 13,1768 14,1767 16,1767 17,1767 19,1767 20,1766 21,1765 22,1765 23,1764 24,1763 25,1762 26,1761 26,1760 27,1758 28,1757 28,1755 28,1754">
            <text:p/>
          </draw:polygon>
          <draw:polygon draw:style-name="gr2" draw:layer="layout" svg:width="1.805cm" svg:height="0.028cm" svg:x="0.013cm" svg:y="1.972cm" svg:viewBox="0 0 1806 29" draw:points="1806,14 1791,0 0,0 0,29 1791,29 1806,14 1791,29 1793,28 1795,28 1796,28 1798,27 1799,27 1800,26 1801,25 1802,24 1803,23 1803,22 1804,20 1804,19 1804,18 1805,16 1806,15 1806,14 1806,13 1805,11 1804,10 1804,9 1804,7 1803,6 1803,5 1802,4 1801,3 1800,2 1799,1 1798,1 1796,0 1795,0 1793,0 1791,0">
            <text:p/>
          </draw:polygon>
          <draw:polygon draw:style-name="gr2" draw:layer="layout" svg:width="0.028cm" svg:height="1.767cm" svg:x="1.791cm" svg:y="0.22cm" svg:viewBox="0 0 29 1768" draw:points="14,0 0,13 0,1768 29,1768 29,13 14,0 29,13 29,12 28,9 27,8 27,7 27,6 26,5 24,4 24,3 23,2 22,1 20,0 19,0 18,0 17,0 15,0 14,0 12,0 12,0 10,0 9,0 7,0 6,1 5,2 4,3 3,4 2,5 1,6 1,7 0,8 0,9 0,12 0,13">
            <text:p/>
          </draw:polygon>
          <draw:polygon draw:style-name="gr2" draw:layer="layout" svg:width="1.804cm" svg:height="0.027cm" svg:x="0cm" svg:y="0.22cm" svg:viewBox="0 0 1805 28" draw:points="0,13 13,28 1805,28 1805,0 13,0 0,13 13,0 11,0 10,0 9,0 7,0 6,1 5,2 4,3 3,4 2,5 1,5 1,7 0,8 0,9 0,11 0,12 0,13 0,14 0,16 0,17 0,18 1,20 1,21 2,22 3,23 4,24 5,25 6,26 7,26 9,27 10,27 11,28 13,28">
            <text:p/>
          </draw:polygon>
          <draw:polygon draw:style-name="gr3" draw:layer="layout" svg:width="2.011cm" svg:height="0.219cm" svg:x="0.014cm" svg:y="0.014cm" svg:viewBox="0 0 2012 220" draw:points="0,220 220,0 2012,0 1791,220">
            <text:p/>
          </draw:polygon>
          <draw:polygon draw:style-name="gr2" draw:layer="layout" svg:width="0.244cm" svg:height="0.243cm" svg:x="0.004cm" svg:y="0cm" svg:viewBox="0 0 245 244" draw:points="230,0 221,4 0,224 19,244 240,23 230,0 240,23 241,22 242,21 243,19 243,18 244,17 244,15 245,14 245,13 244,12 244,10 243,9 243,8 243,7 242,6 241,5 240,4 239,3 238,2 237,1 236,1 235,0 233,0 232,0 231,0 230,0 228,0 227,0 226,0 224,1 223,2 222,3 221,4">
            <text:p/>
          </draw:polygon>
          <draw:polygon draw:style-name="gr2" draw:layer="layout" svg:width="1.804cm" svg:height="0.027cm" svg:x="0.234cm" svg:y="0cm" svg:viewBox="0 0 1805 28" draw:points="1801,23 1791,0 0,0 0,28 1791,28 1801,23 1791,28 1793,28 1794,27 1796,27 1797,26 1798,26 1799,25 1800,24 1801,23 1802,22 1803,21 1803,20 1804,18 1804,17 1805,16 1805,15 1805,13 1805,12 1805,11 1804,9 1804,8 1803,7 1803,6 1802,5 1801,4 1800,3 1799,2 1798,1 1797,0 1796,0 1794,0 1793,0 1791,0">
            <text:p/>
          </draw:polygon>
          <draw:polygon draw:style-name="gr2" draw:layer="layout" svg:width="0.243cm" svg:height="0.243cm" svg:x="1.791cm" svg:y="0.004cm" svg:viewBox="0 0 244 244" draw:points="13,244 23,239 244,19 224,0 4,220 13,244 4,220 3,221 2,223 1,223 0,225 0,226 0,228 0,229 0,230 0,231 0,233 0,234 1,235 1,236 2,237 3,238 4,239 4,240 6,241 6,242 8,243 9,243 10,243 12,244 13,244 14,244 15,244 17,244 18,243 19,242 20,241 22,241 23,239">
            <text:p/>
          </draw:polygon>
          <draw:polygon draw:style-name="gr2" draw:layer="layout" svg:width="1.804cm" svg:height="0.027cm" svg:x="0cm" svg:y="0.22cm" svg:viewBox="0 0 1805 28" draw:points="4,3 13,28 1805,28 1805,0 13,0 4,3 13,0 11,0 10,0 9,0 7,0 6,1 5,2 4,3 3,4 2,5 1,5 1,7 0,8 0,9 0,11 0,12 0,13 0,14 0,16 0,17 0,18 1,20 1,21 2,22 3,23 4,24 5,25 6,26 7,26 9,27 10,27 11,28 13,28">
            <text:p/>
          </draw:polygon>
          <draw:polygon draw:style-name="gr4" draw:layer="layout" svg:width="0.22cm" svg:height="1.972cm" svg:x="1.804cm" svg:y="0.014cm" svg:viewBox="0 0 221 1973" draw:points="0,219 221,0 221,1753 0,1973">
            <text:p/>
          </draw:polygon>
          <draw:polygon draw:style-name="gr2" draw:layer="layout" svg:width="0.243cm" svg:height="0.243cm" svg:x="1.795cm" svg:y="0cm" svg:viewBox="0 0 244 244" draw:points="243,13 220,4 0,224 19,244 239,23 243,13 239,23 240,22 241,21 242,19 243,18 243,17 244,15 244,14 244,13 244,12 243,10 243,9 242,8 242,7 241,6 240,5 239,4 239,3 238,2 236,1 235,1 234,0 233,0 232,0 230,0 229,0 228,0 227,0 225,0 224,1 222,2 221,3 220,4">
            <text:p/>
          </draw:polygon>
          <draw:polygon draw:style-name="gr2" draw:layer="layout" svg:width="0.027cm" svg:height="1.766cm" svg:x="2.011cm" svg:y="0.014cm" svg:viewBox="0 0 28 1767" draw:points="23,1763 28,1753 28,0 0,0 0,1753 23,1763 0,1753 0,1754 0,1756 0,1758 1,1759 1,1760 2,1761 3,1762 4,1763 5,1764 6,1765 7,1766 9,1766 10,1766 11,1767 12,1767 14,1767 15,1767 16,1767 18,1766 19,1766 20,1766 21,1765 22,1764 23,1763 24,1762 25,1761 26,1760 26,1759 27,1758 28,1756 28,1754 28,1753">
            <text:p/>
          </draw:polygon>
          <draw:polygon draw:style-name="gr2" draw:layer="layout" svg:width="0.243cm" svg:height="0.243cm" svg:x="1.791cm" svg:y="1.757cm" svg:viewBox="0 0 244 244" draw:points="0,230 23,239 244,19 224,0 4,220 0,230 4,220 3,221 2,223 1,224 0,225 0,226 0,228 0,229 0,230 0,231 0,233 0,234 1,235 1,236 2,237 3,238 4,239 4,240 6,241 7,242 8,242 9,243 10,243 12,244 13,244 14,244 15,244 17,243 18,243 19,242 20,241 22,240 23,239">
            <text:p/>
          </draw:polygon>
          <draw:polygon draw:style-name="gr2" draw:layer="layout" svg:width="0.028cm" svg:height="1.767cm" svg:x="1.791cm" svg:y="0.22cm" svg:viewBox="0 0 29 1768" draw:points="4,3 0,13 0,1768 29,1768 29,13 4,3 29,13 29,12 28,9 27,8 27,7 27,6 26,5 24,4 24,3 23,2 22,1 20,0 19,0 18,0 17,0 15,0 14,0 12,0 12,0 10,0 9,0 7,0 6,1 5,2 4,3 3,4 2,5 1,6 1,7 0,8 0,9 0,12 0,13">
            <text:p/>
          </draw:polygon>
          <draw:polygon draw:style-name="gr5" draw:layer="layout" svg:width="0.462cm" svg:height="0.815cm" svg:x="0.419cm" svg:y="0.291cm" svg:viewBox="0 0 463 816" draw:points="164,816 164,280 0,280 231,0 463,280 289,280 289,625">
            <text:p/>
          </draw:polygon>
          <draw:polygon draw:style-name="gr5" draw:layer="layout" svg:width="0.81cm" svg:height="0.459cm" svg:x="0.916cm" svg:y="0.591cm" svg:viewBox="0 0 811 460" draw:points="0,156 529,156 529,0 811,230 529,460 529,287 182,287">
            <text:p/>
          </draw:polygon>
          <draw:polygon draw:style-name="gr5" draw:layer="layout" svg:width="0.462cm" svg:height="0.805cm" svg:x="0.971cm" svg:y="1.103cm" svg:viewBox="0 0 463 806" draw:points="302,0 302,524 463,524 231,806 0,524 173,524 173,180 149,180">
            <text:p/>
          </draw:polygon>
          <draw:polygon draw:style-name="gr5" draw:layer="layout" svg:width="0.815cm" svg:height="0.459cm" svg:x="0.115cm" svg:y="1.171cm" svg:viewBox="0 0 816 460" draw:points="816,295 281,295 281,460 0,230 281,0 281,172 628,172">
            <text:p/>
          </draw:polygon>
          <draw:polygon draw:style-name="gr5" draw:layer="layout" svg:width="0.395cm" svg:height="0.359cm" svg:x="0.88cm" svg:y="1.107cm" svg:viewBox="0 0 396 360" draw:points="49,360 57,360 66,359 75,359 84,358 93,356 101,355 110,354 119,352 127,350 136,348 144,346 152,343 160,340 168,337 176,334 184,331 191,327 200,324 207,320 214,316 222,311 229,306 236,302 243,297 250,293 257,287 264,282 270,276 276,271 282,265 288,259 294,253 300,247 306,241 311,234 317,228 322,221 327,214 332,207 337,200 341,193 345,185 350,178 354,170 358,163 361,154 365,147 368,139 371,130 374,122 377,114 380,106 383,97 384,89 387,80 388,71 390,62 391,54 392,45 394,36 394,27 395,18 395,9 396,0 297,0 297,6 297,13 297,20 296,27 295,33 294,40 294,46 292,53 291,59 289,66 288,72 286,78 284,84 282,90 280,97 278,102 275,108 273,114 270,120 267,125 264,131 261,136 258,142 254,147 251,153 247,158 244,163 240,167 236,172 232,177 228,181 223,186 220,190 215,195 211,199 206,203 201,207 196,211 191,214 187,218 181,221 177,225 171,228 166,231 161,234 155,237 150,239 144,242 139,244 133,247 128,248 122,251 116,253 110,254 104,256 98,257 92,258 86,259 80,260 74,261 68,261 61,262 55,262 49,262 45,262 42,262 40,263 37,263 34,264 32,265 29,266 27,266 25,267 23,268 21,270 18,271 16,272 15,274 13,275 12,277 10,279 9,281 7,283 6,285 6,287 4,289 3,291 3,293 2,295 1,297 1,300 0,302 0,304 0,306 0,309 0,311 0,313 0,315 0,318 0,320 1,322 1,325 2,327 3,328 3,331 4,333 6,335 6,337 7,339 9,341 10,342 12,344 13,346 15,347 16,349 18,351 21,352 23,353 25,354 27,355 29,356 32,357 34,358 37,359 40,359 42,360 45,360">
            <text:p/>
          </draw:polygon>
          <draw:polygon draw:style-name="gr5" draw:layer="layout" svg:width="0.346cm" svg:height="0.408cm" svg:x="0.583cm" svg:y="1.058cm" svg:viewBox="0 0 347 409" draw:points="0,49 0,58 0,67 0,76 1,85 2,94 4,103 5,112 6,120 8,129 10,137 12,146 15,155 18,163 20,171 23,180 26,188 30,196 34,203 37,212 41,219 45,227 49,234 54,242 58,249 63,256 68,263 73,270 78,277 83,283 89,290 94,296 100,302 106,308 112,314 118,320 125,325 132,331 138,336 145,342 152,346 159,351 166,355 173,360 180,365 188,369 196,373 203,376 211,380 219,383 227,386 235,389 243,392 251,395 259,397 268,399 276,401 285,403 293,404 302,405 311,407 320,408 328,408 337,409 347,409 347,311 340,311 334,311 327,310 321,310 315,309 308,309 303,307 296,306 291,305 285,303 279,302 273,300 267,297 262,296 256,293 250,291 245,288 240,286 234,283 229,280 223,277 218,274 214,270 209,267 203,263 199,260 194,256 189,252 184,248 180,244 175,239 171,235 167,231 163,226 159,221 155,216 151,212 148,207 144,202 140,196 137,191 134,185 131,180 128,174 125,169 122,163 120,157 117,151 115,145 112,139 110,133 109,127 107,121 105,115 104,108 103,102 101,96 100,89 100,82 99,76 98,69 98,62 98,55 98,49 97,45 97,43 97,40 96,37 96,34 95,32 94,30 93,27 92,25 91,23 90,21 88,18 87,17 86,15 84,13 82,12 81,10 78,9 77,8 75,6 72,6 71,5 68,4 67,3 64,2 62,1 59,1 58,0 55,0 53,0 51,0 49,0 46,0 44,0 42,0 39,0 37,1 35,1 33,2 31,3 28,4 26,5 24,6 22,6 20,8 18,9 17,10 15,12 13,13 12,15 10,17 9,18 7,21 6,23 5,25 4,27 3,30 2,32 1,34 0,37 0,40 0,43 0,45">
            <text:p/>
          </draw:polygon>
          <draw:polygon draw:style-name="gr5" draw:layer="layout" svg:width="0.395cm" svg:height="0.36cm" svg:x="0.583cm" svg:y="0.747cm" svg:viewBox="0 0 396 361" draw:points="347,0 338,0 329,0 320,1 311,2 302,3 293,4 285,6 276,7 268,9 259,11 251,14 243,16 235,19 227,22 219,25 211,29 203,32 196,36 188,40 180,44 173,48 166,53 159,57 152,62 145,67 138,72 132,78 125,83 119,89 113,94 106,100 100,106 94,113 89,119 83,126 78,132 73,139 68,146 63,153 58,160 54,167 49,174 45,182 41,190 37,197 34,205 30,213 26,221 23,229 20,237 18,246 15,254 12,262 10,271 8,280 6,288 5,297 4,306 2,315 1,324 0,333 0,342 0,351 0,361 98,361 98,354 98,347 98,340 99,333 100,326 100,320 101,313 103,307 104,300 105,294 107,288 109,281 110,275 113,269 115,263 117,257 120,252 122,246 125,240 128,234 131,228 134,223 137,218 141,212 144,207 148,202 151,197 155,192 159,187 163,183 167,178 172,174 176,169 180,165 185,161 189,156 194,153 199,149 204,145 209,142 213,138 218,135 223,132 229,129 234,126 240,123 245,120 250,118 256,115 261,113 267,111 273,109 279,107 285,106 291,104 297,102 303,101 308,100 315,99 321,99 327,98 334,98 340,97 347,97 349,97 353,97 355,97 358,96 361,96 363,95 366,94 368,93 370,92 372,91 374,90 376,89 378,87 380,85 382,84 383,82 385,80 386,79 387,77 389,75 389,73 391,71 392,69 392,66 393,64 394,62 394,60 395,58 395,55 395,53 395,51 396,48 395,46 395,44 395,41 395,40 394,38 394,35 393,33 392,31 392,29 391,26 389,25 389,22 387,20 386,19 385,17 383,15 382,13 380,12 378,10 376,9 374,7 372,6 370,5 368,4 366,3 363,2 361,1 358,1 355,0 353,0 349,0">
            <text:p/>
          </draw:polygon>
          <draw:polygon draw:style-name="gr5" draw:layer="layout" svg:width="0.346cm" svg:height="0.36cm" svg:x="0.929cm" svg:y="0.747cm" svg:viewBox="0 0 347 361" draw:points="347,361 346,351 346,342 345,333 345,324 343,315 342,306 341,297 339,288 338,280 335,271 334,262 331,254 328,246 325,237 322,229 319,221 316,213 312,205 309,197 305,190 301,182 296,174 292,167 288,160 283,153 278,146 273,139 268,132 262,126 257,119 251,113 245,106 239,100 233,94 227,89 221,83 214,78 208,72 201,67 194,62 187,57 180,53 173,48 165,44 158,40 151,36 142,32 135,29 127,25 119,22 111,19 103,16 95,14 87,11 78,9 69,7 61,6 52,4 44,3 35,2 26,1 17,0 8,0 0,0 0,97 6,97 12,98 18,98 25,99 31,99 37,100 43,101 49,102 55,104 61,106 67,107 73,109 79,111 84,113 90,115 95,118 101,120 106,123 112,126 117,129 122,132 128,135 133,138 138,142 142,145 147,149 152,153 157,156 162,161 166,165 170,169 174,174 179,178 183,183 187,187 191,192 195,197 198,202 202,207 205,212 209,218 212,223 215,229 218,234 221,240 223,246 226,252 229,257 231,263 233,269 235,275 237,281 239,288 240,294 242,300 243,307 245,313 245,320 246,326 247,333 248,340 248,347 248,354 248,361">
            <text:p/>
          </draw:polygon>
          <draw:polygon draw:style-name="gr6" draw:layer="layout" svg:width="0.463cm" svg:height="0.815cm" svg:x="0.435cm" svg:y="0.306cm" svg:viewBox="0 0 464 816" draw:points="165,816 165,280 0,280 232,0 464,280 290,280 290,625">
            <text:p/>
          </draw:polygon>
          <draw:polygon draw:style-name="gr6" draw:layer="layout" svg:width="0.81cm" svg:height="0.458cm" svg:x="0.933cm" svg:y="0.607cm" svg:viewBox="0 0 811 459" draw:points="0,155 530,155 530,0 811,229 530,459 530,287 182,287">
            <text:p/>
          </draw:polygon>
          <draw:polygon draw:style-name="gr6" draw:layer="layout" svg:width="0.463cm" svg:height="0.805cm" svg:x="0.987cm" svg:y="1.119cm" svg:viewBox="0 0 464 806" draw:points="302,0 302,524 464,524 231,806 0,524 173,524 173,180 149,180">
            <text:p/>
          </draw:polygon>
          <draw:polygon draw:style-name="gr6" draw:layer="layout" svg:width="0.816cm" svg:height="0.459cm" svg:x="0.131cm" svg:y="1.188cm" svg:viewBox="0 0 817 460" draw:points="817,296 281,296 281,460 0,230 281,0 281,172 629,172">
            <text:p/>
          </draw:polygon>
          <draw:polygon draw:style-name="gr6" draw:layer="layout" svg:width="0.395cm" svg:height="0.36cm" svg:x="0.897cm" svg:y="1.123cm" svg:viewBox="0 0 396 361" draw:points="49,361 57,360 67,360 75,359 84,358 93,357 102,356 110,354 119,353 127,351 136,349 144,346 152,344 160,341 169,338 177,335 184,331 192,328 200,324 207,320 215,316 222,312 229,307 237,303 243,298 251,293 257,288 264,282 270,277 277,271 282,266 289,260 295,254 301,247 306,241 312,234 317,228 322,221 327,214 332,207 337,200 342,193 346,186 350,178 354,170 358,163 362,155 365,147 369,139 372,131 375,123 378,114 380,106 383,97 385,89 387,80 389,72 390,63 392,54 393,45 394,36 395,27 395,18 395,9 396,0 297,0 298,6 297,13 297,20 297,27 295,34 295,40 294,47 292,53 291,60 290,66 288,72 286,79 285,85 282,91 280,97 278,103 275,108 273,114 270,120 267,126 264,131 261,137 258,142 254,148 251,153 248,158 244,163 240,168 236,173 232,177 228,182 224,186 220,191 215,195 211,199 206,203 201,207 197,211 192,215 187,218 182,222 177,225 172,228 167,231 161,234 156,237 151,240 145,242 139,245 133,247 128,249 122,251 116,253 111,254 104,256 98,257 92,258 87,260 80,261 74,261 68,262 62,262 55,262 49,262 46,262 43,263 40,263 37,263 35,264 32,265 30,266 27,267 25,268 23,269 21,270 19,272 17,273 15,275 13,276 12,278 10,280 9,281 8,283 6,285 6,287 4,289 4,291 3,294 2,296 1,298 1,300 0,302 0,305 0,307 0,309 0,311 0,314 0,316 0,318 0,320 1,323 1,325 2,327 3,329 4,331 4,334 6,335 6,338 8,340 9,342 10,343 12,345 13,347 15,348 17,350 19,351 21,353 23,354 25,355 27,356 30,357 32,358 35,359 37,359 40,360 43,360 46,360">
            <text:p/>
          </draw:polygon>
          <draw:polygon draw:style-name="gr6" draw:layer="layout" svg:width="0.346cm" svg:height="0.409cm" svg:x="0.599cm" svg:y="1.074cm" svg:viewBox="0 0 347 410" draw:points="0,48 0,58 0,67 1,76 1,85 2,94 4,103 5,112 6,120 8,129 11,138 12,146 15,155 17,163 20,172 24,180 27,188 30,196 34,204 37,212 41,219 45,227 49,235 53,242 58,249 63,256 68,263 73,270 78,277 84,283 89,290 95,296 100,303 107,309 113,315 118,320 125,326 131,331 138,337 145,342 152,347 159,352 166,356 173,361 181,365 188,369 195,373 203,377 211,380 218,384 227,387 235,390 243,393 251,395 259,398 268,400 276,402 285,403 293,405 302,406 311,407 320,408 329,409 338,409 347,410 347,311 340,311 334,311 328,311 321,310 315,310 309,309 303,307 296,306 291,305 285,303 279,302 273,300 267,298 262,296 256,294 250,291 245,289 240,286 234,283 229,280 224,277 218,274 214,271 208,267 203,263 199,260 194,256 189,252 185,248 180,244 176,240 171,235 167,231 163,226 159,222 155,217 152,212 148,207 144,202 141,197 137,191 134,186 131,181 128,175 125,169 122,163 120,157 118,152 115,146 113,140 111,134 109,127 108,121 106,115 104,108 103,102 101,95 100,89 100,83 98,76 98,69 98,62 98,55 98,48 98,46 97,42 97,40 96,37 96,35 95,32 94,30 93,27 93,25 91,23 90,21 88,19 87,17 85,15 84,13 82,12 81,10 79,9 77,8 75,6 72,6 71,5 69,4 66,3 64,2 62,1 60,1 58,0 56,0 53,0 51,0 49,0 46,0 44,0 42,0 39,0 37,1 35,1 33,2 30,3 29,4 26,5 25,6 22,6 20,8 18,9 17,10 15,12 13,13 12,15 10,17 9,19 7,21 6,23 5,25 4,27 3,30 2,32 1,35 1,37 0,40 0,42 0,46">
            <text:p/>
          </draw:polygon>
          <draw:polygon draw:style-name="gr6" draw:layer="layout" svg:width="0.395cm" svg:height="0.359cm" svg:x="0.599cm" svg:y="0.764cm" svg:viewBox="0 0 396 360" draw:points="346,0 338,0 329,0 320,0 311,1 302,2 293,4 285,5 276,7 268,9 259,11 251,13 243,16 235,19 227,22 218,25 211,28 203,32 195,35 188,39 181,43 173,48 166,53 159,57 152,62 145,66 138,72 131,77 125,82 118,88 113,94 107,100 100,106 95,112 89,118 84,125 78,131 73,138 68,145 63,152 58,159 53,166 49,174 45,181 41,189 37,196 34,205 30,212 27,220 24,228 20,237 17,245 15,253 12,262 11,271 8,279 6,288 5,296 4,305 2,314 1,323 1,332 0,341 0,350 0,360 98,360 98,353 98,346 98,339 98,332 99,326 100,319 101,313 102,306 104,300 106,293 108,287 109,281 111,275 113,269 115,263 118,257 120,251 122,245 125,239 128,233 131,228 134,223 137,217 141,212 144,206 148,201 152,196 155,192 159,187 163,182 167,178 171,173 176,169 180,164 185,160 189,156 194,152 199,148 203,145 208,141 213,138 218,134 224,131 229,128 234,125 240,123 245,120 250,117 256,115 262,112 267,111 273,108 279,106 285,105 291,103 296,102 303,101 309,100 315,99 321,98 327,98 333,97 340,97 346,97 350,97 352,97 355,96 358,96 361,95 363,94 365,93 368,93 370,92 372,91 374,89 377,88 378,87 380,85 382,83 383,81 385,80 386,78 387,76 389,74 389,72 391,70 391,68 392,66 393,64 393,62 394,59 395,57 395,55 395,53 396,50 396,48 396,46 395,44 395,41 395,39 394,37 393,34 393,32 392,30 391,28 391,26 389,24 389,22 387,20 386,18 385,17 383,15 382,13 380,12 378,10 377,8 374,7 372,6 370,5 368,4 365,3 363,2 361,1 358,0 355,0 352,0 350,0">
            <text:p/>
          </draw:polygon>
          <draw:polygon draw:style-name="gr6" draw:layer="layout" svg:width="0.346cm" svg:height="0.359cm" svg:x="0.946cm" svg:y="0.764cm" svg:viewBox="0 0 347 360" draw:points="347,360 346,350 346,341 346,332 345,323 344,314 343,305 341,296 340,288 338,279 336,270 334,262 331,253 329,245 326,237 323,229 320,220 316,212 313,205 309,196 305,189 301,181 297,174 292,166 288,159 283,152 278,145 273,138 268,131 263,125 257,118 252,112 246,106 240,100 233,94 228,88 221,82 215,77 208,72 202,66 194,62 187,57 180,53 173,48 166,43 158,39 151,35 143,32 135,28 127,25 120,22 111,19 103,16 95,13 87,11 78,9 70,7 61,5 53,4 44,2 35,1 26,0 18,0 8,0 0,0 0,97 6,97 12,97 19,98 25,98 31,99 38,100 43,101 49,102 55,103 62,105 67,106 73,108 79,111 84,112 90,115 96,117 101,120 107,123 112,125 117,128 123,131 128,134 133,138 138,141 143,145 148,148 152,152 157,156 162,160 166,164 171,169 175,173 179,178 183,182 187,187 191,192 194,196 199,201 202,206 205,212 209,217 212,223 215,228 218,233 221,239 224,245 226,251 229,257 231,262 233,269 235,275 237,281 239,287 241,294 242,300 243,306 245,313 246,319 246,326 248,332 248,339 248,346 249,353 248,360">
            <text:p/>
          </draw:polygon>
          <draw:polygon draw:style-name="gr5" draw:layer="layout" svg:width="0.279cm" svg:height="0.355cm" svg:x="0.813cm" svg:y="0.961cm" svg:viewBox="0 0 280 356" draw:points="0,0 71,0 71,189 71,200 71,209 71,218 71,226 72,233 72,239 73,244 73,247 74,250 75,253 76,255 76,258 78,260 78,263 80,265 81,267 82,269 84,271 85,273 87,275 89,277 91,279 93,280 95,282 97,284 99,285 102,287 104,288 107,289 110,290 112,291 115,292 118,293 121,293 124,294 128,294 131,295 134,295 138,295 142,295 145,295 149,295 152,295 156,295 159,294 162,294 165,293 168,292 171,291 174,290 176,289 178,288 181,287 183,286 185,284 187,283 189,281 191,280 192,278 194,276 195,275 197,273 198,271 199,269 201,267 201,265 202,263 203,261 204,259 204,257 205,255 205,253 206,248 207,242 207,236 208,229 208,221 208,212 208,203 208,193 208,0 280,0 280,183 280,199 279,213 279,226 278,237 278,243 277,248 277,253 276,257 276,261 275,265 274,269 274,272 273,276 272,279 271,282 270,285 269,288 268,291 267,294 266,296 264,299 263,302 261,305 259,307 258,310 256,312 254,314 253,317 250,318 248,321 246,323 244,325 242,327 240,329 237,331 234,332 232,334 229,336 227,337 224,339 221,341 218,342 214,343 211,345 208,346 205,348 201,349 197,349 194,351 190,352 186,352 182,353 177,354 173,354 169,355 164,355 159,356 154,356 149,356 144,356 138,356 132,356 126,356 120,355 115,355 110,354 104,354 100,353 95,352 91,351 86,350 82,349 78,348 74,347 71,345 68,344 65,343 61,341 58,339 55,338 52,336 50,335 47,332 44,331 42,329 39,327 37,325 35,323 32,321 31,318 28,316 26,314 24,311 23,309 21,307 19,305 18,302 17,300 15,297 14,295 13,293 12,290 11,288 9,285 9,282 8,280 7,278 7,275 6,271 5,267 4,263 4,258 3,254 3,249 2,243 1,238 1,232 1,226 0,220 0,214 0,201 0,187">
            <text:p/>
          </draw:polygon>
          <draw:polygon draw:style-name="gr6" draw:layer="layout" svg:width="0.279cm" svg:height="0.355cm" svg:x="0.797cm" svg:y="0.945cm" svg:viewBox="0 0 280 356" draw:points="0,0 71,0 71,189 71,200 71,210 71,218 71,226 72,233 72,239 73,244 73,247 74,250 75,253 75,255 77,258 78,260 78,263 80,265 81,267 82,269 84,271 85,273 87,275 89,277 91,279 93,280 95,282 97,283 99,285 101,286 104,288 107,289 110,290 112,291 115,292 118,293 121,293 124,294 127,294 131,295 134,295 138,295 142,295 145,295 149,295 152,295 156,294 159,294 162,293 165,293 168,292 171,291 173,290 176,289 178,288 181,287 183,286 185,284 187,282 188,281 190,279 192,278 194,276 195,275 197,273 198,271 199,269 200,267 201,265 202,263 203,261 204,259 204,257 205,255 205,253 206,248 207,242 207,236 207,229 208,221 208,212 208,203 208,193 208,0 280,0 280,183 280,198 279,212 278,225 278,237 278,243 277,248 277,253 276,257 276,261 275,266 274,269 273,272 273,275 272,279 271,282 270,285 269,288 268,291 267,294 265,296 264,299 263,302 261,305 260,307 258,309 256,312 254,314 252,316 251,319 248,321 247,323 244,325 242,327 239,329 237,330 234,332 232,334 229,336 226,337 223,339 220,341 217,342 214,343 211,345 208,346 205,348 201,349 197,349 194,350 189,351 185,352 181,353 177,354 172,354 168,355 163,355 159,356 154,356 149,356 144,356 137,356 131,356 126,355 120,355 114,355 110,354 104,353 99,353 95,352 91,351 86,350 82,349 78,348 74,347 71,345 68,344 65,343 61,341 58,339 55,338 52,336 50,334 47,332 44,330 42,329 39,327 37,325 35,323 32,321 30,319 28,316 26,314 24,312 23,309 21,307 19,305 18,302 17,300 15,297 14,295 13,293 11,290 11,288 10,285 9,282 8,280 7,277 6,275 6,272 5,267 4,263 4,258 3,253 2,248 2,243 1,238 1,232 0,226 0,220 0,214 0,200 0,186">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Universal Gateway</dc:title>
    <meta:creation-date>2011-02-07T16:42:39</meta:creation-date>
    <meta:editing-duration>P0D</meta:editing-duration>
    <meta:editing-cycles>1</meta:editing-cycles>
    <meta:document-statistic meta:object-count="34"/>
    <meta:generator>OpenOffice.org/3.3$Linux OpenOffice.org_project/330m20$Build-9567</meta:generator>
  </office:meta>
</office:document-meta>
</file>